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bit.ly/cedar#houseType=http://bit.ly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bit.ly/cedar#houseType=http://bit.ly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bit.ly/cedar#houseType=http://bit.ly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bit.ly/cedar#houseType=http://bit.ly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bit.ly/cedar#houseType=http://bit.ly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bit.ly/cedar#houseType=http://bit.ly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bit.ly/cedar#residenceStatus=http://bit.ly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1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93" office:value-type="float">
            <text:p>93</text:p>
          </table:table-cell>
          <table:table-cell ns42:value-type="float" office:value="6" table:style-name="ce32" table:number-columns-repeated="2" office:value-type="float">
            <text:p>6</text:p>
          </table:table-cell>
          <table:table-cell table:style-name="ce32" table:number-columns-repeated="2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166" office:value-type="float">
            <text:p>166</text:p>
          </table:table-cell>
          <table:table-cell ns42:value-type="float" table:style-name="ce32" office:value="213" office:value-type="float">
            <text:p>213</text:p>
          </table:table-cell>
          <table:table-cell ns42:value-type="float" table:style-name="ce32" office:value="379" office:value-type="float">
            <text:p>379</text:p>
          </table:table-cell>
          <table:table-cell ns42:value-type="float" table:style-name="ce32" office:value="18" office:value-type="float">
            <text:p>18</text:p>
          </table:table-cell>
          <table:table-cell ns42:value-type="float" table:style-name="ce40" office:value="7" office:value-type="float">
            <text:p>7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6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UT</text:p>
          </table:table-cell>
          <table:table-cell ns42:value-type="string" table:style-name="ce55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198" table:style-name="TL_20_Data" table:number-columns-repeated="2" office:value-type="float">
            <text:p>198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. Baam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odenmolen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Winkel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oog- en Groenlandschepo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onkervlietschepold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11" office:value-type="float">
            <text:p>7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1" office:value-type="float">
            <text:p>33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7" office:value-type="float">
            <text:p>737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o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ch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Jaagp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opp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eg Voetange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nk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wars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llen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tsho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1555" office:value-type="float">
            <text:p>155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ooi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. Anthonij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oevenhoutsch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ech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, Gest.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3" office:value-type="float">
            <text:p>32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84" office:value-type="float">
            <text:p>784</text:p>
          </table:table-cell>
          <table:table-cell ns42:value-type="float" table:style-name="TL_20_Data" office:value="736" office:value-type="float">
            <text:p>736</text:p>
          </table:table-cell>
          <table:table-cell ns42:value-type="float" table:style-name="TL_20_Data" office:value="1520" office:value-type="float">
            <text:p>1520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2" office:value-type="float">
            <text:p>332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57" office:value-type="float">
            <text:p>757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ek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6" office:value-type="float">
            <text:p>4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, 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93" office:value-type="float">
            <text:p>39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13" office:value-type="float">
            <text:p>10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1355" office:value-type="float">
            <text:p>1355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589" office:value-type="float">
            <text:p>258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oor Oude Mannen en Vrouw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. Verlaten kinder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25" office:value-type="float">
            <text:p>3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603" office:value-type="float">
            <text:p>160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. L. Vrouwen 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Elisabeths-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7" office:value-type="float">
            <text:p>20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554" office:value-type="float">
            <text:p>55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4" office:value-type="float">
            <text:p>33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50" office:value-type="float">
            <text:p>145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1" office:value-type="float">
            <text:p>42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1018" office:value-type="float">
            <text:p>1018</text:p>
          </table:table-cell>
          <table:table-cell ns42:value-type="float" table:style-name="TL_20_Data" office:value="1989" office:value-type="float">
            <text:p>198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. Pieters Blokland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7" office:value-type="float">
            <text:p>3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880" office:value-type="float">
            <text:p>880</text:p>
          </table:table-cell>
          <table:table-cell ns42:value-type="float" table:style-name="TL_20_Data" office:value="1670" office:value-type="float">
            <text:p>167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. Josefsgesticht voor jongens, meisjes en dames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. R. K. Cleres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60" office:value-type="float">
            <text:p>46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171" office:value-type="float">
            <text:p>1171</text:p>
          </table:table-cell>
          <table:table-cell ns42:value-type="float" table:style-name="TL_20_Data" office:value="2212" office:value-type="float">
            <text:p>2212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mesgest. Schelt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2" office:value-type="float">
            <text:p>28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618" office:value-type="float">
            <text:p>618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437" office:value-type="float">
            <text:p>143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az. v. bereden wapens en militaire woningen</text:p>
          </table:table-cell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18" office:value-type="float">
            <text:p>21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7" office:value-type="float">
            <text:p>497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104" office:value-type="float">
            <text:p>110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az. infant. en woningen gehuwde militairen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oorgang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. Aldegonde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1" office:value-type="float">
            <text:p>601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1487" office:value-type="float">
            <text:p>1487</text:p>
          </table:table-cell>
          <table:table-cell ns42:value-type="float" table:style-name="TL_20_Data" office:value="3014" office:value-type="float">
            <text:p>301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53" office:value-type="float">
            <text:p>353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el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5" office:value-type="float">
            <text:p>23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067" office:value-type="float">
            <text:p>1067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iakoness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109" office:value-type="float">
            <text:p>11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eisjes Kost- en Dag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6" office:value-type="float">
            <text:p>17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63" office:value-type="float">
            <text:p>463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Jongens 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683" office:value-type="float">
            <text:p>683</text:p>
          </table:table-cell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1393" office:value-type="float">
            <text:p>139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43" office:value-type="float">
            <text:p>24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88" office:value-type="float">
            <text:p>1288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00" office:value-type="float">
            <text:p>300</text:p>
          </table:table-cell>
          <table:table-cell table:style-name="TL_20_Data" table:number-columns-repeated="2"/>
          <table:table-cell ns42:value-type="float" table:style-name="TL_20_Data" office:value="2740" office:value-type="float">
            <text:p>2740</text:p>
          </table:table-cell>
          <table:table-cell ns42:value-type="float" table:style-name="TL_20_Data" office:value="3343" office:value-type="float">
            <text:p>3343</text:p>
          </table:table-cell>
          <table:table-cell ns42:value-type="float" table:style-name="TL_20_Data" office:value="6083" office:value-type="float">
            <text:p>608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ce41" office:value="136" office:value-type="float">
            <text:p>1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oes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er Ee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er Ee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. Groen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 ns42:value-type="string" office:value-type="string">
            <text:p>Dorp De Vuursc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2" office:value-type="float">
            <text:p>14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167" office:value-type="float">
            <text:p>3167</text:p>
          </table:table-cell>
          <table:table-cell ns42:value-type="float" table:style-name="TL_20_Data" office:value="3790" office:value-type="float">
            <text:p>3790</text:p>
          </table:table-cell>
          <table:table-cell ns42:value-type="float" table:style-name="TL_20_Data" office:value="6957" office:value-type="float">
            <text:p>6957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ce41" office:value="160" office:value-type="float">
            <text:p>1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4" office:value-type="float">
            <text:p>3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09" office:value-type="float">
            <text:p>909</text:p>
          </table:table-cell>
          <table:table-cell ns42:value-type="float" table:style-name="TL_20_Data" office:value="846" office:value-type="float">
            <text:p>846</text:p>
          </table:table-cell>
          <table:table-cell ns42:value-type="float" table:style-name="TL_20_Data" office:value="1755" office:value-type="float">
            <text:p>175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7" office:value-type="float">
            <text:p>37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966" office:value-type="float">
            <text:p>9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1869" office:value-type="float">
            <text:p>186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09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818" office:value-type="float">
            <text:p>818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625" office:value-type="float">
            <text:p>16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4" office:value-type="float">
            <text:p>4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02" office:value-type="float">
            <text:p>1002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09" office:value-type="float">
            <text:p>2009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del. Militaire po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17" office:value-type="float">
            <text:p>1517</text:p>
          </table:table-cell>
          <table:table-cell ns42:value-type="float" table:style-name="TL_20_Data" office:value="1477" office:value-type="float">
            <text:p>1477</text:p>
          </table:table-cell>
          <table:table-cell ns42:value-type="float" table:style-name="TL_20_Data" office:value="2994" office:value-type="float">
            <text:p>2994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1300" office:value-type="float">
            <text:p>1300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9" office:value-type="float">
            <text:p>3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309" office:value-type="float">
            <text:p>130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3" office:value-type="float">
            <text:p>19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76" office:value-type="float">
            <text:p>476</text:p>
          </table:table-cell>
          <table:table-cell ns42:value-type="float" table:style-name="TL_20_Data" office:value="475" office:value-type="float">
            <text:p>475</text:p>
          </table:table-cell>
          <table:table-cell ns42:value-type="float" table:style-name="TL_20_Data" office:value="951" office:value-type="float">
            <text:p>9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2" office:value-type="float">
            <text:p>502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0" office:value-type="float">
            <text:p>1080</text:p>
          </table:table-cell>
          <table:table-cell ns42:value-type="float" table:style-name="TL_20_Data" office:value="1180" office:value-type="float">
            <text:p>1180</text:p>
          </table:table-cell>
          <table:table-cell ns42:value-type="float" table:style-name="TL_20_Data" office:value="2260" office:value-type="float">
            <text:p>22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reukel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n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4" office:value-type="float">
            <text:p>1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ewoond schip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37" office:value-type="float">
            <text:p>123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Spakenbu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000" office:value-type="float">
            <text:p>1000</text:p>
          </table:table-cell>
          <table:table-cell ns42:value-type="float" table:style-name="TL_20_Data" office:value="967" office:value-type="float">
            <text:p>967</text:p>
          </table:table-cell>
          <table:table-cell ns42:value-type="float" table:style-name="TL_20_Data" office:value="1967" office:value-type="float">
            <text:p>196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9" office:value-type="float">
            <text:p>5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1297" office:value-type="float">
            <text:p>1297</text:p>
          </table:table-cell>
          <table:table-cell ns42:value-type="float" table:style-name="TL_20_Data" office:value="1248" office:value-type="float">
            <text:p>1248</text:p>
          </table:table-cell>
          <table:table-cell ns42:value-type="float" table:style-name="TL_20_Data" office:value="2545" office:value-type="float">
            <text:p>25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Bunscho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ap Dijkhuizen (ook wel gen. Eemdijk)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89" office:value-type="float">
            <text:p>58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2841" office:value-type="float">
            <text:p>284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Kostschool "Middenbosch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463" office:value-type="float">
            <text:p>146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3" office:value-type="float">
            <text:p>2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56" office:value-type="float">
            <text:p>756</text:p>
          </table:table-cell>
          <table:table-cell ns42:value-type="float" table:style-name="TL_20_Data" office:value="1486" office:value-type="float">
            <text:p>1486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uil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Molen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2:value-type="float" table:style-name="TL_20_Data" office:value="370" office:value-type="float">
            <text:p>370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95" office:value-type="float">
            <text:p>695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9" office:value-type="float">
            <text:p>42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00" office:value-type="float">
            <text:p>1100</text:p>
          </table:table-cell>
          <table:table-cell ns42:value-type="float" table:style-name="TL_20_Data" office:value="1082" office:value-type="float">
            <text:p>1082</text:p>
          </table:table-cell>
          <table:table-cell ns42:value-type="float" table:style-name="TL_20_Data" office:value="2182" office:value-type="float">
            <text:p>218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Aartsbisschoppelijk Seminarie "Utre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"Mon desi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7" table:style-name="TL_20_Data" table:number-columns-repeated="2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789" office:value-type="float">
            <text:p>789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5" office:value-type="float">
            <text:p>34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68" office:value-type="float">
            <text:p>768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TL_20_Data" office:value="1578" office:value-type="float">
            <text:p>157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looster "Arcaparis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5" table:style-name="TL_20_Data" table:number-columns-repeated="2" office:value-type="float">
            <text:p>5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Inrichting v. zenuwziek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500" office:value-type="float">
            <text:p>5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4" office:value-type="float">
            <text:p>31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21" office:value-type="float">
            <text:p>821</text:p>
          </table:table-cell>
          <table:table-cell ns42:value-type="float" table:style-name="TL_20_Data" office:value="871" office:value-type="float">
            <text:p>871</text:p>
          </table:table-cell>
          <table:table-cell ns42:value-type="float" table:style-name="TL_20_Data" office:value="1692" office:value-type="float">
            <text:p>16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59" office:value-type="float">
            <text:p>659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1681" office:value-type="float">
            <text:p>1681</text:p>
          </table:table-cell>
          <table:table-cell ns42:value-type="float" table:style-name="TL_20_Data" office:value="3270" office:value-type="float">
            <text:p>327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9" office:value-type="float">
            <text:p>21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274" office:value-type="float">
            <text:p>127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2" office:value-type="float">
            <text:p>30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51" office:value-type="float">
            <text:p>651</text:p>
          </table:table-cell>
          <table:table-cell ns42:value-type="float" table:style-name="TL_20_Data" office:value="624" office:value-type="float">
            <text:p>624</text:p>
          </table:table-cell>
          <table:table-cell ns42:value-type="float" table:style-name="TL_20_Data" office:value="1275" office:value-type="float">
            <text:p>127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hem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" office:value-type="float">
            <text:p>21</text:p>
          </table:table-cell>
          <table:table-cell table:style-name="TL_20_Data" table:number-columns-repeated="7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Kalv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ch. 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raatweg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Harm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aa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Br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Kraaienn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. Gerv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68" office:value-type="float">
            <text:p>1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7" office:value-type="float">
            <text:p>22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1106" office:value-type="float">
            <text:p>110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23" office:value-type="float">
            <text:p>423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3" office:value-type="float">
            <text:p>93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35" office:value-type="float">
            <text:p>13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1" office:value-type="float">
            <text:p>1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613" office:value-type="float">
            <text:p>6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13" office:value-type="float">
            <text:p>213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. K. Leo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9" office:value-type="float">
            <text:p>49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8" office:value-type="float">
            <text:p>48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7" office:value-type="float">
            <text:p>9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o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o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ud Wul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Schonauw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69" office:value-type="float">
            <text:p>7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8" office:value-type="float">
            <text:p>38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978" office:value-type="float">
            <text:p>197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3" office:value-type="float">
            <text:p>15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808" office:value-type="float">
            <text:p>8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504" office:value-type="float">
            <text:p>15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3" office:value-type="float">
            <text:p>34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647" office:value-type="float">
            <text:p>164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21" office:value-type="float">
            <text:p>7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v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av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14" office:value-type="float">
            <text:p>4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81" office:value-type="float">
            <text:p>1081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2066" office:value-type="float">
            <text:p>206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6" office:value-type="float">
            <text:p>5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288" office:value-type="float">
            <text:p>1288</text:p>
          </table:table-cell>
          <table:table-cell ns42:value-type="float" table:style-name="TL_20_Data" office:value="1223" office:value-type="float">
            <text:p>1223</text:p>
          </table:table-cell>
          <table:table-cell ns42:value-type="float" table:style-name="TL_20_Data" office:value="2511" office:value-type="float">
            <text:p>25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6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66" office:value-type="float">
            <text:p>666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1392" office:value-type="float">
            <text:p>139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8" office:value-type="float">
            <text:p>36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961" office:value-type="float">
            <text:p>961</text:p>
          </table:table-cell>
          <table:table-cell ns42:value-type="float" table:style-name="TL_20_Data" office:value="1861" office:value-type="float">
            <text:p>186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gendijk Z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Wagendijk N.Z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Sp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" office:value-type="float">
            <text:p>6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Varkens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age 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aagnieuw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ieltjes 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office:value="144" table:style-name="TL_20_Data" table:number-columns-repeated="2" office:value-type="float">
            <text:p>144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9" office:value-type="float">
            <text:p>2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verlang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4" office:value-type="float">
            <text:p>25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59" office:value-type="float">
            <text:p>659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ar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8" office:value-type="float">
            <text:p>19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47" office:value-type="float">
            <text:p>547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ddelweg, Woonwag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v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3" office:value-type="float">
            <text:p>23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8" office:value-type="float">
            <text:p>28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790" office:value-type="float">
            <text:p>790</text:p>
          </table:table-cell>
          <table:table-cell ns42:value-type="float" table:style-name="TL_20_Data" office:value="649" office:value-type="float">
            <text:p>649</text:p>
          </table:table-cell>
          <table:table-cell ns42:value-type="float" table:style-name="TL_20_Data" office:value="1439" office:value-type="float">
            <text:p>1439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Oud Leus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Leusd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Fr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ens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amersfeld, W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3" office:value-type="float">
            <text:p>43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, Oost, Gest. St. Ansfrid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amersfel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sg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Voskui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00" office:value-type="float">
            <text:p>40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73" office:value-type="float">
            <text:p>1073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2053" office:value-type="float">
            <text:p>205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2" office:value-type="float">
            <text:p>3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716" office:value-type="float">
            <text:p>716</text:p>
          </table:table-cell>
          <table:table-cell ns42:value-type="float" table:style-name="TL_20_Data" office:value="1423" office:value-type="float">
            <text:p>142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office:value="78" table:style-name="TL_20_Data" table:number-columns-repeated="2" office:value-type="float">
            <text:p>78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h. Nieuwerslui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rp Loe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536" office:value-type="float">
            <text:p>53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16" office:value-type="float">
            <text:p>9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uurts. Sloot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72" office:value-type="float">
            <text:p>47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8" office:value-type="float">
            <text:p>1388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51" office:value-type="float">
            <text:p>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uk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90" office:value-type="float">
            <text:p>49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ijn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9" office:value-type="float">
            <text:p>1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udove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Oudov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ud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3" office:value-type="float">
            <text:p>24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03" office:value-type="float">
            <text:p>50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1014" office:value-type="float">
            <text:p>101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Nieuw-Loosdre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ij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3" office:value-type="float">
            <text:p>593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90" office:value-type="float">
            <text:p>1490</text:p>
          </table:table-cell>
          <table:table-cell ns42:value-type="float" table:style-name="TL_20_Data" office:value="1459" office:value-type="float">
            <text:p>1459</text:p>
          </table:table-cell>
          <table:table-cell ns42:value-type="float" table:style-name="TL_20_Data" office:value="2949" office:value-type="float">
            <text:p>294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55" office:value-type="float">
            <text:p>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opiker 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86" office:value-type="float">
            <text:p>786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84" office:value-type="float">
            <text:p>148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3" office:value-type="float">
            <text:p>3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860" office:value-type="float">
            <text:p>860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1637" office:value-type="float">
            <text:p>163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Maars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8" office:value-type="float">
            <text:p>14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Jonge dam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R.K. gest. "Hoorn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842" office:value-type="float">
            <text:p>84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5" office:value-type="float">
            <text:p>335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682" office:value-type="float">
            <text:p>682</text:p>
          </table:table-cell>
          <table:table-cell ns42:value-type="float" table:style-name="TL_20_Data" office:value="799" office:value-type="float">
            <text:p>799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weeshuis "Lindelaan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4" office:value-type="float">
            <text:p>5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3" office:value-type="float">
            <text:p>433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70" office:value-type="float">
            <text:p>970</text:p>
          </table:table-cell>
          <table:table-cell ns42:value-type="float" table:style-name="TL_20_Data" office:value="1076" office:value-type="float">
            <text:p>1076</text:p>
          </table:table-cell>
          <table:table-cell ns42:value-type="float" table:style-name="TL_20_Data" office:value="2046" office:value-type="float">
            <text:p>204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8" office:value-type="float">
            <text:p>1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2" office:value-type="float">
            <text:p>29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704" office:value-type="float">
            <text:p>704</text:p>
          </table:table-cell>
          <table:table-cell ns42:value-type="float" table:style-name="TL_20_Data" office:value="1384" office:value-type="float">
            <text:p>138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Maarten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7"/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chter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Groenek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lauwka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ilt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Zwarte Wa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959" office:value-type="float">
            <text:p>959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5" office:value-type="float">
            <text:p>4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266" office:value-type="float">
            <text:p>1266</text:p>
          </table:table-cell>
          <table:table-cell ns42:value-type="float" table:style-name="TL_20_Data" office:value="1181" office:value-type="float">
            <text:p>1181</text:p>
          </table:table-cell>
          <table:table-cell ns42:value-type="float" table:style-name="TL_20_Data" office:value="2447" office:value-type="float">
            <text:p>244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ijksopvoedings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678" office:value-type="float">
            <text:p>67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7" office:value-type="float">
            <text:p>35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829" office:value-type="float">
            <text:p>829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8" office:value-type="float">
            <text:p>41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956" office:value-type="float">
            <text:p>956</text:p>
          </table:table-cell>
          <table:table-cell ns42:value-type="float" table:style-name="TL_20_Data" office:value="1789" office:value-type="float">
            <text:p>178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149" table:style-name="TL_20_Data" table:number-columns-repeated="2" office:value-type="float">
            <text:p>149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1" office:value-type="float">
            <text:p>311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597" office:value-type="float">
            <text:p>59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7" office:value-type="float">
            <text:p>647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537" office:value-type="float">
            <text:p>1537</text:p>
          </table:table-cell>
          <table:table-cell ns42:value-type="float" table:style-name="TL_20_Data" office:value="1488" office:value-type="float">
            <text:p>1488</text:p>
          </table:table-cell>
          <table:table-cell ns42:value-type="float" table:style-name="TL_20_Data" office:value="3025" office:value-type="float">
            <text:p>302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52" office:value-type="float">
            <text:p>752</text:p>
          </table:table-cell>
          <table:table-cell ns42:value-type="float" table:style-name="TL_20_Data" office:value="71" office:value-type="float">
            <text:p>7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1725" office:value-type="float">
            <text:p>1725</text:p>
          </table:table-cell>
          <table:table-cell ns42:value-type="float" table:style-name="TL_20_Data" office:value="3479" office:value-type="float">
            <text:p>3479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" office:value-type="float">
            <text:p>39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nrij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49" office:value-type="float">
            <text:p>14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937" office:value-type="float">
            <text:p>93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62" office:value-type="float">
            <text:p>56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mmik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58" office:value-type="float">
            <text:p>3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de Groe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16" office:value-type="float">
            <text:p>3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oorderkwarti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373" office:value-type="float">
            <text:p>373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47" office:value-type="float">
            <text:p>2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17" office:value-type="float">
            <text:p>717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367" office:value-type="float">
            <text:p>13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Jongen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Meisjeskost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, Prot.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68" office:value-type="float">
            <text:p>156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1" office:value-type="float">
            <text:p>311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64" office:value-type="float">
            <text:p>64</text:p>
          </table:table-cell>
          <table:table-cell table:style-name="TL_20_Data" table:number-columns-repeated="2"/>
          <table:table-cell ns42:value-type="float" table:style-name="TL_20_Data" office:value="839" office:value-type="float">
            <text:p>839</text:p>
          </table:table-cell>
          <table:table-cell ns42:value-type="float" table:style-name="TL_20_Data" office:value="823" office:value-type="float">
            <text:p>823</text:p>
          </table:table-cell>
          <table:table-cell ns42:value-type="float" table:style-name="TL_20_Data" office:value="1662" office:value-type="float">
            <text:p>16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20" office:value-type="float">
            <text:p>620</text:p>
          </table:table-cell>
          <table:table-cell ns42:value-type="float" table:style-name="TL_20_Data" office:value="607" office:value-type="float">
            <text:p>607</text:p>
          </table:table-cell>
          <table:table-cell ns42:value-type="float" table:style-name="TL_20_Data" office:value="1227" office:value-type="float">
            <text:p>122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a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9" office:value-type="float">
            <text:p>2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54" office:value-type="float">
            <text:p>854</text:p>
          </table:table-cell>
          <table:table-cell ns42:value-type="float" table:style-name="TL_20_Data" office:value="694" office:value-type="float">
            <text:p>694</text:p>
          </table:table-cell>
          <table:table-cell ns42:value-type="float" table:style-name="TL_20_Data" office:value="1548" office:value-type="float">
            <text:p>1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Achter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7" office:value-type="float">
            <text:p>2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81" office:value-type="float">
            <text:p>581</text:p>
          </table:table-cell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1091" office:value-type="float">
            <text:p>109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6" office:value-type="float">
            <text:p>75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64" office:value-type="float">
            <text:p>2064</text:p>
          </table:table-cell>
          <table:table-cell ns42:value-type="float" table:style-name="TL_20_Data" office:value="1818" office:value-type="float">
            <text:p>1818</text:p>
          </table:table-cell>
          <table:table-cell ns42:value-type="float" table:style-name="TL_20_Data" office:value="3882" office:value-type="float">
            <text:p>3882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67" office:value-type="float">
            <text:p>106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904" office:value-type="float">
            <text:p>2904</text:p>
          </table:table-cell>
          <table:table-cell ns42:value-type="float" table:style-name="TL_20_Data" office:value="2641" office:value-type="float">
            <text:p>2641</text:p>
          </table:table-cell>
          <table:table-cell ns42:value-type="float" table:style-name="TL_20_Data" office:value="5545" office:value-type="float">
            <text:p>5545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Portengensche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Ter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" office:value-type="float">
            <text:p>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Kortr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Zui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oord-Eind v. Porte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office:value="83" table:style-name="TL_20_Data" table:number-columns-repeated="2" office:value-type="float">
            <text:p>83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ud-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reukel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" office:value-type="float">
            <text:p>5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2" office:value-type="float">
            <text:p>102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98" office:value-type="float">
            <text:p>49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577" office:value-type="float">
            <text:p>57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6" office:value-type="float">
            <text:p>10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office:value="516" table:style-name="TL_20_Data" table:number-columns-repeated="2" office:value-type="float">
            <text:p>516</text:p>
          </table:table-cell>
          <table:table-cell ns42:value-type="float" table:style-name="TL_20_Data" office:value="1032" office:value-type="float">
            <text:p>103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4" office:value-type="float">
            <text:p>2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42" office:value-type="float">
            <text:p>642</text:p>
          </table:table-cell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 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Lange Linschoten, Zui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ange Linschoten, Noord-zij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St. Jozef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6" office:value-type="float">
            <text:p>626</text:p>
          </table:table-cell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1" office:value-type="float">
            <text:p>20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535" office:value-type="float">
            <text:p>535</text:p>
          </table:table-cell>
          <table:table-cell ns42:value-type="float" table:style-name="TL_20_Data" office:value="473" office:value-type="float">
            <text:p>473</text:p>
          </table:table-cell>
          <table:table-cell ns42:value-type="float" table:style-name="TL_20_Data" office:value="1008" office:value-type="float">
            <text:p>100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7" office:value-type="float">
            <text:p>2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7" office:value-type="float">
            <text:p>877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2107" office:value-type="float">
            <text:p>2107</text:p>
          </table:table-cell>
          <table:table-cell ns42:value-type="float" table:style-name="TL_20_Data" office:value="4363" office:value-type="float">
            <text:p>4363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en. den Hess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, Gesticht St. Joseph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zuiden den Hessenwe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82" table:style-name="TL_20_Data" table:number-columns-repeated="2" office:value-type="float">
            <text:p>82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en wijkverdeel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ull en 't W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on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Fund. en Ambachtskinder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Centraal Israeliti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ersch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Gregoriu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ed. Herv. Diaconie Wees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rkinr. voor Dakloo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5" office:value-type="float">
            <text:p>1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ilhelmina Kinderzieken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5" table:style-name="TL_20_Data" table:number-columns-repeated="2" office:value-type="float">
            <text:p>15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vang. Luth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sticht der Liefd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2" table:style-name="TL_20_Data" table:number-columns-repeated="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rafgevangenis</text:p>
          </table:table-cell>
          <table:table-cell table:style-name="ce23"/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neesk. gest v. Krankz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inderhuiskaz. (Garnizoensbakkerij)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de W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Gebr. Jan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nstituut Mej. Brem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54" office:value-type="float">
            <text:p>2754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table:style-name="TL_20_Data" table:number-columns-repeated="2"/>
          <table:table-cell ns42:value-type="float" table:style-name="TL_20_Data" office:value="7124" office:value-type="float">
            <text:p>7124</text:p>
          </table:table-cell>
          <table:table-cell ns42:value-type="float" table:style-name="TL_20_Data" office:value="8855" office:value-type="float">
            <text:p>8855</text:p>
          </table:table-cell>
          <table:table-cell ns42:value-type="float" table:style-name="TL_20_Data" office:value="15979" office:value-type="float">
            <text:p>15979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ce41" office:value="266" office:value-type="float">
            <text:p>2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artholomeu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Kazerne Hospitaalsolda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40" office:value-type="float">
            <text:p>40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Geref.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ud 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St. Andrea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Ru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huis Bethani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6" table:style-name="TL_20_Data" table:number-columns-repeated="2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R.K. gest. St. Joh. de De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iaconesseninr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43" office:value-type="float">
            <text:p>2643</text:p>
          </table:table-cell>
          <table:table-cell ns42:value-type="float" table:style-name="TL_20_Data" office:value="189" office:value-type="float">
            <text:p>189</text:p>
          </table:table-cell>
          <table:table-cell table:style-name="TL_20_Data" table:number-columns-repeated="3"/>
          <table:table-cell ns42:value-type="float" table:style-name="TL_20_Data" office:value="176" office:value-type="float">
            <text:p>176</text:p>
          </table:table-cell>
          <table:table-cell table:style-name="TL_20_Data" table:number-columns-repeated="2"/>
          <table:table-cell ns42:value-type="float" table:style-name="TL_20_Data" office:value="7642" office:value-type="float">
            <text:p>7642</text:p>
          </table:table-cell>
          <table:table-cell ns42:value-type="float" table:style-name="TL_20_Data" office:value="8463" office:value-type="float">
            <text:p>8463</text:p>
          </table:table-cell>
          <table:table-cell ns42:value-type="float" table:style-name="TL_20_Data" office:value="16105" office:value-type="float">
            <text:p>16105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ce41" office:value="141" office:value-type="float">
            <text:p>1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endeling Kin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Filiaal Geuzen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glijders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29" office:value-type="float">
            <text:p>432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table:style-name="TL_20_Data" table:number-columns-repeated="2"/>
          <table:table-cell ns42:value-type="float" table:style-name="TL_20_Data" office:value="10596" office:value-type="float">
            <text:p>10596</text:p>
          </table:table-cell>
          <table:table-cell ns42:value-type="float" table:style-name="TL_20_Data" office:value="12392" office:value-type="float">
            <text:p>12392</text:p>
          </table:table-cell>
          <table:table-cell ns42:value-type="float" table:style-name="TL_20_Data" office:value="22988" office:value-type="float">
            <text:p>22988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ce41" office:value="320" office:value-type="float">
            <text:p>3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71" office:value-type="float">
            <text:p>3771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 table:number-columns-repeated="5"/>
          <table:table-cell ns42:value-type="float" table:style-name="TL_20_Data" office:value="10733" office:value-type="float">
            <text:p>10733</text:p>
          </table:table-cell>
          <table:table-cell ns42:value-type="float" table:style-name="TL_20_Data" office:value="10924" office:value-type="float">
            <text:p>10924</text:p>
          </table:table-cell>
          <table:table-cell ns42:value-type="float" table:style-name="TL_20_Data" office:value="21657" office:value-type="float">
            <text:p>21657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ce41" office:value="170" office:value-type="float">
            <text:p>1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Stedelijk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92" office:value-type="float">
            <text:p>9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Lunet No. 3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Directiegebouw a/d Laan van Croe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Militairgeb. a/d Leidsche straatwe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bureel a/h Damlu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Infanter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46" office:value-type="float">
            <text:p>4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1e Reg. Vest-Art.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Genie-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63" office:value-type="float">
            <text:p>6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-Roomsch Oude Mannen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8" office:value-type="float">
            <text:p>1628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4232" office:value-type="float">
            <text:p>4232</text:p>
          </table:table-cell>
          <table:table-cell ns42:value-type="float" table:style-name="TL_20_Data" office:value="4532" office:value-type="float">
            <text:p>4532</text:p>
          </table:table-cell>
          <table:table-cell ns42:value-type="float" table:style-name="TL_20_Data" office:value="8764" office:value-type="float">
            <text:p>876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Gest. voor R.K. weezen en oudelied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16" office:value-type="float">
            <text:p>216</text:p>
          </table:table-cell>
          <table:table-cell table:style-name="TL_20_Data"/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Vossengatschen dijk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Fort a/d Bilstraa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nstituut Baud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6" office:value-type="float">
            <text:p>2446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6132" office:value-type="float">
            <text:p>6132</text:p>
          </table:table-cell>
          <table:table-cell ns42:value-type="float" table:style-name="TL_20_Data" office:value="6664" office:value-type="float">
            <text:p>6664</text:p>
          </table:table-cell>
          <table:table-cell ns42:value-type="float" table:style-name="TL_20_Data" office:value="12796" office:value-type="float">
            <text:p>12796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ce41" office:value="135" office:value-type="float">
            <text:p>1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55" office:value-type="float">
            <text:p>1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1" office:value-type="float">
            <text:p>48401</text:p>
          </table:table-cell>
          <table:table-cell ns42:value-type="float" table:style-name="TL_20_Data" office:value="53137" office:value-type="float">
            <text:p>53137</text:p>
          </table:table-cell>
          <table:table-cell ns42:value-type="float" table:style-name="TL_20_Data" office:value="101538" office:value-type="float">
            <text:p>101538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table:style-name="TL_20_Data" table:number-columns-repeated="7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99" office:value-type="float">
            <text:p>3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2" office:value-type="float">
            <text:p>48702</text:p>
          </table:table-cell>
          <table:table-cell ns42:value-type="float" table:style-name="TL_20_Data" office:value="53384" office:value-type="float">
            <text:p>53384</text:p>
          </table:table-cell>
          <table:table-cell ns42:value-type="float" table:style-name="TL_20_Data" office:value="102086" office:value-type="float">
            <text:p>102086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Oudlied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9" office:value-type="float">
            <text:p>4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103" office:value-type="float">
            <text:p>110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2264" office:value-type="float">
            <text:p>2264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1173" office:value-type="float">
            <text:p>1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1" office:value-type="float">
            <text:p>79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217" office:value-type="float">
            <text:p>2217</text:p>
          </table:table-cell>
          <table:table-cell ns42:value-type="float" table:style-name="TL_20_Data" office:value="2336" office:value-type="float">
            <text:p>2336</text:p>
          </table:table-cell>
          <table:table-cell ns42:value-type="float" table:style-name="TL_20_Data" office:value="4553" office:value-type="float">
            <text:p>455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93" office:value-type="float">
            <text:p>49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792" office:value-type="float">
            <text:p>79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41" office:value-type="float">
            <text:p>94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2633" office:value-type="float">
            <text:p>2633</text:p>
          </table:table-cell>
          <table:table-cell ns42:value-type="float" table:style-name="TL_20_Data" office:value="2712" office:value-type="float">
            <text:p>2712</text:p>
          </table:table-cell>
          <table:table-cell ns42:value-type="float" table:style-name="TL_20_Data" office:value="5345" office:value-type="float">
            <text:p>5345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aa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Meer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6" office:value-type="float">
            <text:p>4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eijersc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Afd. Vereenig. v. Liefdezusters te Sittard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3" table:style-name="TL_20_Data" table:number-columns-repeated="2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1" office:value-type="float">
            <text:p>1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832" office:value-type="float">
            <text:p>8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Vinkeveen, Tijd. aanw. schep.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76" office:value-type="float">
            <text:p>27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eenka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Wilnisser Uit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Heu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meri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onkerei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n Bo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Proostdij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Wav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" office:value-type="float">
            <text:p>547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550" office:value-type="float">
            <text:p>1550</text:p>
          </table:table-cell>
          <table:table-cell ns42:value-type="float" table:style-name="TL_20_Data" office:value="1385" office:value-type="float">
            <text:p>1385</text:p>
          </table:table-cell>
          <table:table-cell ns42:value-type="float" table:style-name="TL_20_Data" office:value="2935" office:value-type="float">
            <text:p>293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9" office:value-type="float">
            <text:p>73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950" office:value-type="float">
            <text:p>1950</text:p>
          </table:table-cell>
          <table:table-cell ns42:value-type="float" table:style-name="TL_20_Data" office:value="1817" office:value-type="float">
            <text:p>1817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375" office:value-type="float">
            <text:p>3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40" office:value-type="float">
            <text:p>74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Vleu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9" office:value-type="float">
            <text:p>50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de Mee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9" office:value-type="float">
            <text:p>1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42" office:value-type="float">
            <text:p>44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47" office:value-type="float">
            <text:p>8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7" office:value-type="float">
            <text:p>33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817" office:value-type="float">
            <text:p>817</text:p>
          </table:table-cell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1587" office:value-type="float">
            <text:p>158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96" office:value-type="float">
            <text:p>196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2" office:value-type="float">
            <text:p>21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825" office:value-type="float">
            <text:p>825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5" office:value-type="float">
            <text:p>1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5" office:value-type="float">
            <text:p>29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698" office:value-type="float">
            <text:p>698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36" office:value-type="float">
            <text:p>236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3" office:value-type="float">
            <text:p>73</text:p>
          </table:table-cell>
          <table:table-cell table:style-name="TL_20_Data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56" office:value-type="float">
            <text:p>1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94" office:value-type="float">
            <text:p>94</text:p>
          </table:table-cell>
          <table:table-cell table:style-name="TL_20_Data"/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1849" office:value-type="float">
            <text:p>1849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ce41" office:value="213" office:value-type="float">
            <text:p>2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462" office:value-type="float">
            <text:p>462</text:p>
          </table:table-cell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Kerk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nnenweg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1" office:value-type="float">
            <text:p>1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ag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edereindsche Vaarts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roen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7" office:value-type="float">
            <text:p>537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illesk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l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3" office:value-type="float">
            <text:p>133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62" office:value-type="float">
            <text:p>66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930" office:value-type="float">
            <text:p>9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78" office:value-type="float">
            <text:p>87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table:style-name="TL_20_Data" table:number-columns-repeated="7"/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9" office:value-type="float">
            <text:p>389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855" office:value-type="float">
            <text:p>185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53" office:value-type="float">
            <text:p>453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08" office:value-type="float">
            <text:p>1108</text:p>
          </table:table-cell>
          <table:table-cell ns42:value-type="float" table:style-name="TL_20_Data" office:value="1035" office:value-type="float">
            <text:p>1035</text:p>
          </table:table-cell>
          <table:table-cell ns42:value-type="float" table:style-name="TL_20_Data" office:value="2143" office:value-type="float">
            <text:p>2143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5" office:value-type="float">
            <text:p>115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359" office:value-type="float">
            <text:p>359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Geerestei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Meent, Molen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Slappendel, Bew. 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enschoten, Piramide en Bovenste 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Klein Ringelpoel, 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Eker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uisst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Rumel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aagerf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aarkan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Lambal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Brinkkant en Scherpenz.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3" office:value-type="float">
            <text:p>15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Voskuilen, M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table:style-name="TL_20_Data" table:number-columns-repeated="7"/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217" office:value-type="float">
            <text:p>2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Holevo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Nieuwstraat en Achterstr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55" office:value-type="float">
            <text:p>2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754" office:value-type="float">
            <text:p>1754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0" office:value-type="float">
            <text:p>3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52" office:value-type="float">
            <text:p>1352</text:p>
          </table:table-cell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2518" office:value-type="float">
            <text:p>251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Ewoud en Elisabeth gast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izondere Meisje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3" table:style-name="TL_20_Data" table:number-columns-repeated="2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2:value-type="float" table:style-name="TL_20_Data" office:value="1056" office:value-type="float">
            <text:p>1056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9" office:value-type="float">
            <text:p>4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072" office:value-type="float">
            <text:p>1072</text:p>
          </table:table-cell>
          <table:table-cell ns42:value-type="float" table:style-name="TL_20_Data" office:value="1128" office:value-type="float">
            <text:p>1128</text:p>
          </table:table-cell>
          <table:table-cell ns42:value-type="float" table:style-name="TL_20_Data" office:value="2200" office:value-type="float">
            <text:p>220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 ns42:value-type="string" office:value-type="string">
            <text:p>Bizondere jongensschoo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10" office:value-type="float">
            <text:p>510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942" office:value-type="float">
            <text:p>942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39" office:value-type="float">
            <text:p>53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985" office:value-type="float">
            <text:p>98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3" office:value-type="float">
            <text:p>62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1611" office:value-type="float">
            <text:p>1611</text:p>
          </table:table-cell>
          <table:table-cell ns42:value-type="float" table:style-name="TL_20_Data" office:value="1575" office:value-type="float">
            <text:p>1575</text:p>
          </table:table-cell>
          <table:table-cell ns42:value-type="float" table:style-name="TL_20_Data" office:value="3186" office:value-type="float">
            <text:p>3186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ad, Ewoud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ad, Gest. der R.K. Geestel. Zuster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ad, Vereeniging Zoa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 ns42:value-type="string" office:value-type="string">
            <text:p>Sta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31" office:value-type="float">
            <text:p>431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77" office:value-type="float">
            <text:p>977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34" office:value-type="float">
            <text:p>43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987" office:value-type="float">
            <text:p>987</text:p>
          </table:table-cell>
          <table:table-cell ns42:value-type="float" table:style-name="TL_20_Data" office:value="925" office:value-type="float">
            <text:p>925</text:p>
          </table:table-cell>
          <table:table-cell ns42:value-type="float" table:style-name="TL_20_Data" office:value="1912" office:value-type="float">
            <text:p>191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763" office:value-type="float">
            <text:p>7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3" office:value-type="float">
            <text:p>35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904" office:value-type="float">
            <text:p>904</text:p>
          </table:table-cell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" office:value-type="float">
            <text:p>787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892" office:value-type="float">
            <text:p>1892</text:p>
          </table:table-cell>
          <table:table-cell ns42:value-type="float" table:style-name="TL_20_Data" office:value="1730" office:value-type="float">
            <text:p>1730</text:p>
          </table:table-cell>
          <table:table-cell ns42:value-type="float" table:style-name="TL_20_Data" office:value="3622" office:value-type="float">
            <text:p>3622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2" office:value-type="float">
            <text:p>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3" office:value-type="float">
            <text:p>1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609" office:value-type="float">
            <text:p>609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941" office:value-type="float">
            <text:p>94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6" office:value-type="float">
            <text:p>26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625" office:value-type="float">
            <text:p>625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271" office:value-type="float">
            <text:p>127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bit.ly/cedar#Kom=http://bit.ly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4" office:value-type="float">
            <text:p>27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1226" office:value-type="float">
            <text:p>12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4" office:value-type="float">
            <text:p>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1" table:style-name="TL_20_Data" table:number-columns-repeated="2" office:value-type="float">
            <text:p>1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roed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us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ed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8" office:value-type="float">
            <text:p>5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5" office:value-type="float">
            <text:p>535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1222" office:value-type="float">
            <text:p>1222</text:p>
          </table:table-cell>
          <table:table-cell ns42:value-type="float" table:style-name="TL_20_Data" office:value="1204" office:value-type="float">
            <text:p>1204</text:p>
          </table:table-cell>
          <table:table-cell ns42:value-type="float" table:style-name="TL_20_Data" office:value="2426" office:value-type="float">
            <text:p>242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rotest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oor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47" office:value-type="float">
            <text:p>347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279" office:value-type="float">
            <text:p>1279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table:style-name="TL_20_Data" table:number-columns-repeated="2"/>
          <table:table-cell ns42:value-type="float" table:style-name="TL_20_Data" office:value="2799" office:value-type="float">
            <text:p>2799</text:p>
          </table:table-cell>
          <table:table-cell ns42:value-type="float" table:style-name="TL_20_Data" office:value="3180" office:value-type="float">
            <text:p>3180</text:p>
          </table:table-cell>
          <table:table-cell ns42:value-type="float" table:style-name="TL_20_Data" office:value="5979" office:value-type="float">
            <text:p>597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ce41" office:value="142" office:value-type="float">
            <text:p>1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6" office:value-type="float">
            <text:p>29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Bethanie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erstellingsoord "Rusthof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bit.ly/cedar#Kom=http://bit.ly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3" office:value-type="float">
            <text:p>523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2"/>
          <table:table-cell ns42:value-type="float" table:style-name="TL_20_Data" office:value="1375" office:value-type="float">
            <text:p>1375</text:p>
          </table:table-cell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02" office:value-type="float">
            <text:p>1802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60" office:value-type="float">
            <text:p>260</text:p>
          </table:table-cell>
          <table:table-cell table:style-name="TL_20_Data" table:number-columns-repeated="2"/>
          <table:table-cell ns42:value-type="float" table:style-name="TL_20_Data" office:value="4178" office:value-type="float">
            <text:p>4178</text:p>
          </table:table-cell>
          <table:table-cell ns42:value-type="float" table:style-name="TL_20_Data" office:value="4539" office:value-type="float">
            <text:p>4539</text:p>
          </table:table-cell>
          <table:table-cell ns42:value-type="float" table:style-name="TL_20_Data" office:value="8717" office:value-type="float">
            <text:p>8717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ce41" office:value="190" office:value-type="float">
            <text:p>1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Kom</text:p>
            <office:annotation>
              <text:p>http://bit.ly/cedar#Kom=http://bit.ly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 ns42:value-type="string" office:value-type="string">
            <text:p>Oost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bit.ly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8" office:value-type="float">
            <text:p>11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558" office:value-type="float">
            <text:p>55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28" office:value-type="float">
            <text:p>2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7" office:value-type="float">
            <text:p>19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927" office:value-type="float">
            <text:p>927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5" office:value-type="float">
            <text:p>26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1130" office:value-type="float">
            <text:p>113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4" office:value-type="float">
            <text:p>20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174" office:value-type="float">
            <text:p>117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879" office:value-type="float">
            <text:p>879</text:p>
          </table:table-cell>
          <table:table-cell ns42:value-type="float" table:style-name="TL_20_Data" office:value="1836" office:value-type="float">
            <text:p>1836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 of mind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49" office:value-type="float">
            <text:p>849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135" office:value-type="float">
            <text:p>2135</text:p>
          </table:table-cell>
          <table:table-cell ns42:value-type="float" table:style-name="TL_20_Data" office:value="2005" office:value-type="float">
            <text:p>2005</text:p>
          </table:table-cell>
          <table:table-cell ns42:value-type="float" table:style-name="TL_20_Data" office:value="4140" office:value-type="float">
            <text:p>4140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ce41" office:value="79" office:value-type="float">
            <text:p>7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94" office:value-type="float">
            <text:p>994</text:p>
          </table:table-cell>
          <table:table-cell ns42:value-type="float" table:style-name="TL_20_Data" office:value="72" office:value-type="float">
            <text:p>7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2173" office:value-type="float">
            <text:p>2173</text:p>
          </table:table-cell>
          <table:table-cell ns42:value-type="float" table:style-name="TL_20_Data" office:value="4195" office:value-type="float">
            <text:p>4195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23" office:value-type="float">
            <text:p>923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392" office:value-type="float">
            <text:p>2392</text:p>
          </table:table-cell>
          <table:table-cell ns42:value-type="float" table:style-name="TL_20_Data" office:value="2208" office:value-type="float">
            <text:p>2208</text:p>
          </table:table-cell>
          <table:table-cell ns42:value-type="float" table:style-name="TL_20_Data" office:value="4600" office:value-type="float">
            <text:p>4600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ce41" office:value="102" office:value-type="float">
            <text:p>1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61" office:value-type="float">
            <text:p>861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354" office:value-type="float">
            <text:p>2354</text:p>
          </table:table-cell>
          <table:table-cell ns42:value-type="float" table:style-name="TL_20_Data" office:value="2140" office:value-type="float">
            <text:p>2140</text:p>
          </table:table-cell>
          <table:table-cell ns42:value-type="float" table:style-name="TL_20_Data" office:value="4494" office:value-type="float">
            <text:p>4494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71" office:value-type="float">
            <text:p>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9686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78" office:value-type="float">
            <text:p>277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769" office:value-type="float">
            <text:p>6769</text:p>
          </table:table-cell>
          <table:table-cell ns42:value-type="float" table:style-name="TL_20_Data" office:value="6521" office:value-type="float">
            <text:p>6521</text:p>
          </table:table-cell>
          <table:table-cell ns42:value-type="float" table:style-name="TL_20_Data" office:value="13290" office:value-type="float">
            <text:p>13290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551" office:value-type="float">
            <text:p>255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5323" office:value-type="float">
            <text:p>5323</text:p>
          </table:table-cell>
          <table:table-cell ns42:value-type="float" table:style-name="TL_20_Data" office:value="5584" office:value-type="float">
            <text:p>5584</text:p>
          </table:table-cell>
          <table:table-cell ns42:value-type="float" table:style-name="TL_20_Data" office:value="10907" office:value-type="float">
            <text:p>10907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ce41" office:value="262" office:value-type="float">
            <text:p>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454" office:value-type="float">
            <text:p>3454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81" office:value-type="float">
            <text:p>81</text:p>
          </table:table-cell>
          <table:table-cell table:style-name="TL_20_Data"/>
          <table:table-cell ns42:value-type="float" table:style-name="TL_20_Data" office:value="9190" office:value-type="float">
            <text:p>9190</text:p>
          </table:table-cell>
          <table:table-cell ns42:value-type="float" table:style-name="TL_20_Data" office:value="8640" office:value-type="float">
            <text:p>8640</text:p>
          </table:table-cell>
          <table:table-cell ns42:value-type="float" table:style-name="TL_20_Data" office:value="17830" office:value-type="float">
            <text:p>17830</text:p>
          </table:table-cell>
          <table:table-cell ns42:value-type="float" table:style-name="TL_20_Data" office:value="411" office:value-type="float">
            <text:p>411</text:p>
          </table:table-cell>
          <table:table-cell ns42:value-type="float" table:style-name="ce41" office:value="397" office:value-type="float">
            <text:p>39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7" office:value-type="float">
            <text:p>777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3" office:value-type="float">
            <text:p>73</text:p>
          </table:table-cell>
          <table:table-cell table:style-name="TL_20_Data" table:number-columns-repeated="2"/>
          <table:table-cell ns42:value-type="float" table:style-name="TL_20_Data" office:value="1847" office:value-type="float">
            <text:p>1847</text:p>
          </table:table-cell>
          <table:table-cell ns42:value-type="float" table:style-name="TL_20_Data" office:value="1720" office:value-type="float">
            <text:p>1720</text:p>
          </table:table-cell>
          <table:table-cell ns42:value-type="float" table:style-name="TL_20_Data" office:value="3567" office:value-type="float">
            <text:p>356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749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782" office:value-type="float">
            <text:p>6782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16363" office:value-type="float">
            <text:p>16363</text:p>
          </table:table-cell>
          <table:table-cell ns42:value-type="float" table:style-name="TL_20_Data" office:value="15946" office:value-type="float">
            <text:p>15946</text:p>
          </table:table-cell>
          <table:table-cell ns42:value-type="float" table:style-name="TL_20_Data" office:value="32309" office:value-type="float">
            <text:p>32309</text:p>
          </table:table-cell>
          <table:table-cell ns42:value-type="float" table:style-name="TL_20_Data" office:value="709" office:value-type="float">
            <text:p>709</text:p>
          </table:table-cell>
          <table:table-cell ns42:value-type="float" table:style-name="ce41" office:value="707" office:value-type="float">
            <text:p>7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126" office:value-type="float">
            <text:p>4126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00" office:value-type="float">
            <text:p>40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9557" office:value-type="float">
            <text:p>9557</text:p>
          </table:table-cell>
          <table:table-cell ns42:value-type="float" table:style-name="TL_20_Data" office:value="9763" office:value-type="float">
            <text:p>9763</text:p>
          </table:table-cell>
          <table:table-cell ns42:value-type="float" table:style-name="TL_20_Data" office:value="19320" office:value-type="float">
            <text:p>19320</text:p>
          </table:table-cell>
          <table:table-cell ns42:value-type="float" table:style-name="TL_20_Data" office:value="378" office:value-type="float">
            <text:p>378</text:p>
          </table:table-cell>
          <table:table-cell ns42:value-type="float" table:style-name="ce41" office:value="296" office:value-type="float">
            <text:p>2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55" office:value-type="float">
            <text:p>4355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2" office:value-type="float">
            <text:p>82</text:p>
          </table:table-cell>
          <table:table-cell table:style-name="TL_20_Data"/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714" office:value-type="float">
            <text:p>11714</text:p>
          </table:table-cell>
          <table:table-cell ns42:value-type="float" table:style-name="TL_20_Data" office:value="10809" office:value-type="float">
            <text:p>10809</text:p>
          </table:table-cell>
          <table:table-cell ns42:value-type="float" table:style-name="TL_20_Data" office:value="22523" office:value-type="float">
            <text:p>22523</text:p>
          </table:table-cell>
          <table:table-cell ns42:value-type="float" table:style-name="TL_20_Data" office:value="338" office:value-type="float">
            <text:p>338</text:p>
          </table:table-cell>
          <table:table-cell ns42:value-type="float" table:style-name="ce41" office:value="271" office:value-type="float">
            <text:p>27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358" office:value-type="float">
            <text:p>2358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011" office:value-type="float">
            <text:p>6011</text:p>
          </table:table-cell>
          <table:table-cell ns42:value-type="float" table:style-name="TL_20_Data" office:value="5690" office:value-type="float">
            <text:p>5690</text:p>
          </table:table-cell>
          <table:table-cell ns42:value-type="float" table:style-name="TL_20_Data" office:value="11701" office:value-type="float">
            <text:p>11701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9813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839" office:value-type="float">
            <text:p>10839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7289" office:value-type="float">
            <text:p>27289</text:p>
          </table:table-cell>
          <table:table-cell ns42:value-type="float" table:style-name="TL_20_Data" office:value="26267" office:value-type="float">
            <text:p>26267</text:p>
          </table:table-cell>
          <table:table-cell ns42:value-type="float" table:style-name="TL_20_Data" office:value="53556" office:value-type="float">
            <text:p>53556</text:p>
          </table:table-cell>
          <table:table-cell ns42:value-type="float" table:style-name="TL_20_Data" office:value="855" office:value-type="float">
            <text:p>855</text:p>
          </table:table-cell>
          <table:table-cell ns42:value-type="float" table:style-name="ce41" office:value="710" office:value-type="float">
            <text:p>7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69" office:value-type="float">
            <text:p>3669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570" office:value-type="float">
            <text:p>570</text:p>
          </table:table-cell>
          <table:table-cell table:style-name="TL_20_Data" table:number-columns-repeated="2"/>
          <table:table-cell ns42:value-type="float" table:style-name="TL_20_Data" office:value="8595" office:value-type="float">
            <text:p>8595</text:p>
          </table:table-cell>
          <table:table-cell ns42:value-type="float" table:style-name="TL_20_Data" office:value="9682" office:value-type="float">
            <text:p>9682</text:p>
          </table:table-cell>
          <table:table-cell ns42:value-type="float" table:style-name="TL_20_Data" office:value="18277" office:value-type="float">
            <text:p>18277</text:p>
          </table:table-cell>
          <table:table-cell ns42:value-type="float" table:style-name="TL_20_Data" office:value="323" office:value-type="float">
            <text:p>323</text:p>
          </table:table-cell>
          <table:table-cell ns42:value-type="float" table:style-name="ce41" office:value="342" office:value-type="float">
            <text:p>3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03" office:value-type="float">
            <text:p>1603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280" office:value-type="float">
            <text:p>4280</text:p>
          </table:table-cell>
          <table:table-cell ns42:value-type="float" table:style-name="TL_20_Data" office:value="3999" office:value-type="float">
            <text:p>3999</text:p>
          </table:table-cell>
          <table:table-cell ns42:value-type="float" table:style-name="TL_20_Data" office:value="8279" office:value-type="float">
            <text:p>8279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107" office:value-type="float">
            <text:p>10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864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272" office:value-type="float">
            <text:p>5272</text:p>
          </table:table-cell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770" office:value-type="float">
            <text:p>7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2882" office:value-type="float">
            <text:p>12882</text:p>
          </table:table-cell>
          <table:table-cell ns42:value-type="float" table:style-name="TL_20_Data" office:value="13682" office:value-type="float">
            <text:p>13682</text:p>
          </table:table-cell>
          <table:table-cell ns42:value-type="float" table:style-name="TL_20_Data" office:value="26564" office:value-type="float">
            <text:p>26564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720" office:value-type="float">
            <text:p>2720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6499" office:value-type="float">
            <text:p>6499</text:p>
          </table:table-cell>
          <table:table-cell ns42:value-type="float" table:style-name="TL_20_Data" office:value="7257" office:value-type="float">
            <text:p>7257</text:p>
          </table:table-cell>
          <table:table-cell ns42:value-type="float" table:style-name="TL_20_Data" office:value="13756" office:value-type="float">
            <text:p>13756</text:p>
          </table:table-cell>
          <table:table-cell ns42:value-type="float" table:style-name="TL_20_Data" office:value="440" office:value-type="float">
            <text:p>440</text:p>
          </table:table-cell>
          <table:table-cell ns42:value-type="float" table:style-name="ce41" office:value="202" office:value-type="float">
            <text:p>20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36" office:value-type="float">
            <text:p>103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838" office:value-type="float">
            <text:p>2838</text:p>
          </table:table-cell>
          <table:table-cell ns42:value-type="float" table:style-name="TL_20_Data" office:value="2490" office:value-type="float">
            <text:p>2490</text:p>
          </table:table-cell>
          <table:table-cell ns42:value-type="float" table:style-name="TL_20_Data" office:value="5328" office:value-type="float">
            <text:p>5328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ce41" office:value="53" office:value-type="float">
            <text:p>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15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756" office:value-type="float">
            <text:p>3756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342" office:value-type="float">
            <text:p>9342</text:p>
          </table:table-cell>
          <table:table-cell ns42:value-type="float" table:style-name="TL_20_Data" office:value="9747" office:value-type="float">
            <text:p>9747</text:p>
          </table:table-cell>
          <table:table-cell ns42:value-type="float" table:style-name="TL_20_Data" office:value="19089" office:value-type="float">
            <text:p>1908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ce41" office:value="255" office:value-type="float">
            <text:p>25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638" office:value-type="float">
            <text:p>17638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402" office:value-type="float">
            <text:p>48402</text:p>
          </table:table-cell>
          <table:table-cell ns42:value-type="float" table:style-name="TL_20_Data" office:value="53135" office:value-type="float">
            <text:p>53135</text:p>
          </table:table-cell>
          <table:table-cell ns42:value-type="float" table:style-name="TL_20_Data" office:value="101537" office:value-type="float">
            <text:p>101537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ce41" office:value="1463" office:value-type="float">
            <text:p>14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" office:value-type="float">
            <text:p>85</text:p>
          </table:table-cell>
          <table:table-cell table:style-name="TL_20_Data" table:number-columns-repeated="7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9966.7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00 en meer inwoners</text:p>
          </table:table-cell>
          <table:table-cell ns42:value-type="string" table:style-name="TL_20_RowHeader" office:value-type="string">
            <text:p>Algemeen totaal</text:p>
            <office:annotation>
              <text:p>http://bit.ly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7723" office:value-type="float">
            <text:p>17723</text:p>
          </table:table-cell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8703" office:value-type="float">
            <text:p>48703</text:p>
          </table:table-cell>
          <table:table-cell ns42:value-type="float" table:style-name="TL_20_Data" office:value="53382" office:value-type="float">
            <text:p>53382</text:p>
          </table:table-cell>
          <table:table-cell ns42:value-type="float" table:style-name="TL_20_Data" office:value="102085" office:value-type="float">
            <text:p>102085</text:p>
          </table:table-cell>
          <table:table-cell ns42:value-type="float" table:style-name="TL_20_Data" office:value="2142" office:value-type="float">
            <text:p>2142</text:p>
          </table:table-cell>
          <table:table-cell ns42:value-type="float" table:style-name="ce41" office:value="1466" office:value-type="float">
            <text:p>14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bit.ly/cedar#Kom=http://bit.ly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963" office:value-type="float">
            <text:p>31963</text:p>
          </table:table-cell>
          <table:table-cell ns42:value-type="float" table:style-name="TL_20_Data" office:value="1481" office:value-type="float">
            <text:p>1481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331" office:value-type="float">
            <text:p>2331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0978" office:value-type="float">
            <text:p>80978</text:p>
          </table:table-cell>
          <table:table-cell ns42:value-type="float" table:style-name="TL_20_Data" office:value="88144" office:value-type="float">
            <text:p>88144</text:p>
          </table:table-cell>
          <table:table-cell ns42:value-type="float" table:style-name="TL_20_Data" office:value="169122" office:value-type="float">
            <text:p>169122</text:p>
          </table:table-cell>
          <table:table-cell ns42:value-type="float" table:style-name="TL_20_Data" office:value="3691" office:value-type="float">
            <text:p>3691</text:p>
          </table:table-cell>
          <table:table-cell ns42:value-type="float" table:style-name="ce41" office:value="2684" office:value-type="float">
            <text:p>26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bit.ly/cedar#Kom=http://bit.ly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60" office:value-type="float">
            <text:p>1166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615" office:value-type="float">
            <text:p>6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1276" office:value-type="float">
            <text:p>31276</text:p>
          </table:table-cell>
          <table:table-cell ns42:value-type="float" table:style-name="TL_20_Data" office:value="28959" office:value-type="float">
            <text:p>28959</text:p>
          </table:table-cell>
          <table:table-cell ns42:value-type="float" table:style-name="TL_20_Data" office:value="60235" office:value-type="float">
            <text:p>60235</text:p>
          </table:table-cell>
          <table:table-cell ns42:value-type="float" table:style-name="TL_20_Data" office:value="1239" office:value-type="float">
            <text:p>1239</text:p>
          </table:table-cell>
          <table:table-cell ns42:value-type="float" table:style-name="ce41" office:value="956" office:value-type="float">
            <text:p>9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76" office:value-type="float">
            <text:p>437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169" office:value-type="float">
            <text:p>11169</text:p>
          </table:table-cell>
          <table:table-cell ns42:value-type="float" table:style-name="TL_20_Data" office:value="10429" office:value-type="float">
            <text:p>10429</text:p>
          </table:table-cell>
          <table:table-cell ns42:value-type="float" table:style-name="TL_20_Data" office:value="21598" office:value-type="float">
            <text:p>21598</text:p>
          </table:table-cell>
          <table:table-cell ns42:value-type="float" table:style-name="TL_20_Data" office:value="288" office:value-type="float">
            <text:p>288</text:p>
          </table:table-cell>
          <table:table-cell ns42:value-type="float" table:style-name="ce41" office:value="300" office:value-type="float">
            <text:p>30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0030.48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serializedAt=2015-02-05+02:00</text:p>
              <text:p>http://www.w3.org/ns/openannotation/core/annotatedBy=cg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6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UT</text:p>
          </table:table-cell>
          <table:table-cell ns42:value-type="string" table:style-name="ce56" office:value-type="string">
            <text:p>03_0112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bit.ly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47999" office:value-type="float">
            <text:p>47999</text:p>
          </table:table-cell>
          <table:table-cell ns42:value-type="float" table:style-name="ce33" office:value="2189" office:value-type="float">
            <text:p>2189</text:p>
          </table:table-cell>
          <table:table-cell ns42:value-type="float" table:style-name="ce33" office:value="318" office:value-type="float">
            <text:p>318</text:p>
          </table:table-cell>
          <table:table-cell ns42:value-type="float" table:style-name="ce33" office:value="204" office:value-type="float">
            <text:p>204</text:p>
          </table:table-cell>
          <table:table-cell ns42:value-type="float" table:style-name="ce33" office:value="10" office:value-type="float">
            <text:p>10</text:p>
          </table:table-cell>
          <table:table-cell ns42:value-type="float" table:style-name="ce33" office:value="3155" office:value-type="float">
            <text:p>3155</text:p>
          </table:table-cell>
          <table:table-cell ns42:value-type="float" table:style-name="ce33" office:value="217" office:value-type="float">
            <text:p>217</text:p>
          </table:table-cell>
          <table:table-cell ns42:value-type="float" table:style-name="ce33" office:value="12" office:value-type="float">
            <text:p>12</text:p>
          </table:table-cell>
          <table:table-cell ns42:value-type="float" table:style-name="ce33" office:value="123483" office:value-type="float">
            <text:p>123483</text:p>
          </table:table-cell>
          <table:table-cell ns42:value-type="float" table:style-name="ce33" office:value="127550" office:value-type="float">
            <text:p>127550</text:p>
          </table:table-cell>
          <table:table-cell ns42:value-type="float" table:style-name="ce33" office:value="251033" office:value-type="float">
            <text:p>251033</text:p>
          </table:table-cell>
          <table:table-cell ns42:value-type="float" table:style-name="ce33" office:value="5218" office:value-type="float">
            <text:p>5218</text:p>
          </table:table-cell>
          <table:table-cell ns42:value-type="float" table:style-name="ce42" office:value="3940" office:value-type="float">
            <text:p>3940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6_D1</text:p>
          </table:table-cell>
          <table:table-cell ns42:value-type="float" table:style-name="ce51" office:value="32" office:value-type="float">
            <text:p>32</text:p>
          </table:table-cell>
          <table:table-cell ns42:value-type="string" table:style-name="ce51" office:value-type="string">
            <text:p>UT</text:p>
          </table:table-cell>
          <table:table-cell ns42:value-type="string" table:style-name="ce57" office:value-type="string">
            <text:p>03_0112</text:p>
          </table:table-cell>
          <table:table-cell table:number-columns-repeated="1000"/>
        </table:table-row>
        <table:table-row table:style-name="ro4" table:number-rows-repeated="104779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42.0558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8:11</meta:creation-date>
    <dc:date>2015-03-30T21:37:55.973133000</dc:date>
    <meta:editing-duration>PT1M54S</meta:editing-duration>
    <meta:editing-cycles>4</meta:editing-cycles>
    <meta:document-statistic meta:object-count="0" meta:cell-count="12052" meta:table-count="1"/>
    <meta:generator>ODFPY/1.3.0dev</meta:generator>
  </office:meta>
</office:document-meta>
</file>